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modern" style:font-pitch="variable"/>
    <style:font-face style:name="Noto Sans JP1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3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0.531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4.89cm"/>
    </style:style>
    <style:style style:name="co9" style:family="table-column">
      <style:table-column-properties fo:break-before="auto" style:column-width="1.954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3.224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1.5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JP" style:font-name-asian="Noto Sans JP"/>
    </style:style>
    <style:style style:name="ce2" style:family="table-cell" style:parent-style-name="Default" style:data-style-name="N49">
      <style:text-properties style:font-name="Noto Sans JP" style:font-name-asian="Noto Sans JP"/>
    </style:style>
    <style:style style:name="ce3" style:family="table-cell" style:parent-style-name="Default">
      <style:text-properties style:font-name="Noto Sans JP" style:font-name-asian="Noto Sans JP" style:font-name-complex="Tahoma"/>
    </style:style>
    <style:style style:name="ce4" style:family="table-cell" style:parent-style-name="Default">
      <style:text-properties style:font-name="Liberation Serif" style:font-name-asian="Segoe UI" style:font-name-complex="Tahom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Noto Sans JP1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おつかい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rea</text:p>
          </table:table-cell>
          <table:table-cell table:number-columns-repeated="2"/>
          <table:table-cell office:value-type="string" calcext:value-type="string">
            <text:p>Multiply</text:p>
          </table:table-cell>
          <table:table-cell office:value-type="string" calcext:value-type="string">
            <text:p>Material1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aterial2</text:p>
          </table:table-cell>
          <table:table-cell office:value-type="string" calcext:value-type="string">
            <text:p>Amount</text:p>
          </table:table-cell>
          <table:table-cell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F2]+1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F3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F4]+1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formula="of:=[.F5]+1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1637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6]+1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7]+1"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1637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[.F8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table:formula="of:=[.F9]+1"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table:number-columns-repeated="1637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formula="of:=[.F10]+1"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formula="of:=[.F11]+1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formula="of:=[.F12]+1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360" calcext:value-type="float">
            <text:p>360</text:p>
          </table:table-cell>
          <table:table-cell table:formula="of:=[.F13]+1"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[.F14]+1"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F15]+1"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table:formula="of:=[.F16]+1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22" calcext:value-type="float">
            <text:p>22</text:p>
          </table:table-cell>
          <table:table-cell office:value-type="float" office:value="480" calcext:value-type="float">
            <text:p>480</text:p>
          </table:table-cell>
          <table:table-cell table:formula="of:=[.F17]+1"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637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formula="of:=[.F18]+1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table:formula="of:=[.F19]+1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formula="of:=[.F20]+1"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table:formula="of:=[.F21]+1" office:value-type="float" office:value="25" calcext:value-type="float">
            <text:p>25</text:p>
          </table:table-cell>
          <table:table-cell office:value-type="float" office:value="480" calcext:value-type="float">
            <text:p>480</text:p>
          </table:table-cell>
          <table:table-cell table:number-columns-repeated="1637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F22]+1"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formula="of:=[.F23]+1"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formula="of:=[.F24]+1"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table:formula="of:=[.F25]+1" office:value-type="float" office:value="31" calcext:value-type="float">
            <text:p>31</text:p>
          </table:table-cell>
          <table:table-cell office:value-type="float" office:value="480" calcext:value-type="float">
            <text:p>480</text:p>
          </table:table-cell>
          <table:table-cell table:number-columns-repeated="1637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formula="of:=[.F26]+1"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table:formula="of:=[.F27]+1"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F28]+1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36" calcext:value-type="float">
            <text:p>36</text:p>
          </table:table-cell>
          <table:table-cell office:value-type="float" office:value="480" calcext:value-type="float">
            <text:p>480</text:p>
          </table:table-cell>
          <table:table-cell table:formula="of:=[.F29]+1"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table:number-columns-repeated="1637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table:formula="of:=[.F30]+1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table:formula="of:=[.F31]+1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table:formula="of:=[.F32]+1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46" calcext:value-type="float">
            <text:p>46</text:p>
          </table:table-cell>
          <table:table-cell office:value-type="float" office:value="480" calcext:value-type="float">
            <text:p>480</text:p>
          </table:table-cell>
          <table:table-cell table:formula="of:=[.F33]+1" office:value-type="float" office:value="47" calcext:value-type="float">
            <text:p>47</text:p>
          </table:table-cell>
          <table:table-cell office:value-type="float" office:value="480" calcext:value-type="float">
            <text:p>480</text:p>
          </table:table-cell>
          <table:table-cell table:number-columns-repeated="1637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formula="of:=[.F34]+1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[.F35]+1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formula="of:=[.F36]+1"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office:value-type="float" office:value="480" calcext:value-type="float">
            <text:p>480</text:p>
          </table:table-cell>
          <table:table-cell table:formula="of:=[.F37]+1" office:value-type="float" office:value="51" calcext:value-type="float">
            <text:p>51</text:p>
          </table:table-cell>
          <table:table-cell office:value-type="float" office:value="480" calcext:value-type="float">
            <text:p>480</text:p>
          </table:table-cell>
          <table:table-cell table:number-columns-repeated="16372"/>
        </table:table-row>
        <table:table-row table:style-name="ro1" table:number-rows-repeated="1048538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素材データ" table:style-name="ta1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7" table:number-columns-repeated="3" table:default-cell-style-name="ce1"/>
        <table:table-column table:style-name="co9" table:default-cell-style-name="ce1"/>
        <table:table-column table:style-name="co6" table:number-columns-repeated="1637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Use1</text:p>
          </table:table-cell>
          <table:table-cell office:value-type="string" calcext:value-type="string">
            <text:p>Use2</text:p>
          </table:table-cell>
          <table:table-cell office:value-type="string" calcext:value-type="string">
            <text:p>Price</text:p>
          </table:table-cell>
          <table:table-cell table:style-name="ce3" office:value-type="string" calcext:value-type="string">
            <text:p>Currency 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藤紙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">[凡品]</text:span>輝磁粗鉱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コバルト磁石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良品]輝磁粗鉱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レアアース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凡品]銑鉄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真珠パウダー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凡品]穏やかなエーテル結晶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ガマ草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凡品]粗麻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石英砂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珍品]輝磁粗鉱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玄武岩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良品]銑鉄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ルコール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良品]穏やかなエーテル結晶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桐油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珍品]穏やかなエーテル結晶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白玉石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良品]粗麻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本革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凡品]絹布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水晶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凡品]輝磁精鉱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ナツメ材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珍品]銑鉄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生漆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良品]輝磁精鉱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蓮台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凡品]媒染剤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青銅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珍品]粗麻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ヨモギ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良品]絹布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黒玉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良品]鋳鉄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松脂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珍品]輝磁精鉱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紫金石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珍品]鋳鉄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墨石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良品]精密糸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ゴム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珍品]絹布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珍香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珍品]精密糸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結晶粒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良品]媒染剤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キンレンカ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良品]精製エーテル結晶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雷打の木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珍品]媒染剤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焼石膏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珍品]精製エーテル結晶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 table:number-rows-repeated="1048520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精製品データ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-A</text:p>
          </table:table-cell>
          <table:table-cell office:value-type="string" calcext:value-type="string">
            <text:p>Price-S</text:p>
          </table:table-cell>
          <table:table-cell office:value-type="string" calcext:value-type="string">
            <text:p>Material1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aterial2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適性の呪符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エーテルコンパス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ろ過瓶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洞明の鏡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共振アンカー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位相の杭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精神清浄袋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邪気払いの粉薬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百露スプレー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経脈静穏薬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目覚回復剤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異性体抗凝固軟膏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瑠璃の蒸し器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雪芽の茶碗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天青の杵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辰砂の薬研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松煙の釜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安らぎの座布団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心斎文鎮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存思の鈴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守一の玄佩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雲霊の香炉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帰蔵の靴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太素の衣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静寂の籠手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金粟渡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雲門の鐘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厄除けの面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modern" style:font-pitch="variable"/>
    <style:font-face style:name="Noto Sans JP1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1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1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6:12:06.751697000</meta:creation-date>
    <dc:date>2025-07-13T12:30:03.190980200</dc:date>
    <meta:editing-duration>PT18H17M35S</meta:editing-duration>
    <meta:editing-cycles>3</meta:editing-cycles>
    <meta:generator>LibreOffice/25.2.2.2$Windows_X86_64 LibreOffice_project/7370d4be9e3cf6031a51beef54ff3bda878e3fac</meta:generator>
    <meta:document-statistic meta:table-count="3" meta:cell-count="980" meta:object-count="0"/>
  </office:meta>
</office:document-meta>
</file>